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Standard">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valuation and Conclusion</text:p>
      <text:p text:style-name="P2"/>
      <text:p text:style-name="P2"/>
      <text:p text:style-name="P1">6.1: In this chapter</text:p>
      <text:p text:style-name="P3">Here I will evaluate what I have learned from this project, and what insights it has given me. I will then reflect on the project as a whole, including the degree to which I was able to achieve my aim, and highlight the most important lessons learned in my conclusion. </text:p>
      <text:p text:style-name="P3"/>
      <text:p text:style-name="P1">6.2: How good are the NPC's</text:p>
      <text:p text:style-name="P3">All in all I'm relatively happy with the NPC's that my simulation is able to generate. They are able to evolve to know exactly how and when to apply forces to move themselves towards their target. From a very basic rule set it is possible for complex behaviours to arise in a large variety of unpredictable ways. Having run the simulation many hundreds of times, I still often see new valid ship structures that can challenge the player in the game. This broad variety of ships is exactly what I had hoped for, and I believe I have created a challenging and interesting game because of this. </text:p>
      <text:p text:style-name="P3"/>
      <text:p text:style-name="P3">Perhaps the reason why AstroEvolution was successful though is because I dedicated so much time to making sure that the game-play integrated with the GA. My approach was to create a working evolution simulation, and then build the game into it. Had I been working on a larger title however, a triple A game for instance, this probably would not have been a valid way of doing things. Any game that is not built directly around the GA and instead requires the GA to be integrated into the game design may run into various problems. </text:p>
      <text:p text:style-name="P3"/>
      <text:p text:style-name="P3">For one thing you need a knowledge representation that can describe the type of NPC's you want to be created. My knowledge representation is very convenient for my game. Designing the knowledge representation was only a minor challenge in comparison to designing a knowledge representation for anything more complex. For example three dimensional animals that look visually pleasing and well animated, controlled by some sort of goal oriented action planning and A* path finding AI techniques, could be far more challenging to design a knowledge representation for. Bare in mind that the larger the knowledge representation, the more forms it can take, and therefore the larger your solution space. Taking this concept further and applying it to modern high end games presents a whole new myriad of challenges that are beyond the scope of this dissertation. Creating AstroEvolution has given me an appreciation of this, and suggests that far more work needs to be done in this field before we will start to see this technique used in industry at all. </text:p>
      <text:p text:style-name="P3"/>
      <text:p text:style-name="P3">Despite it's relative success, in the context of AstroEvolution, using a GA as a technique for generating NPC's does hold some problems. For a start, the outcome is unpredictable. Even in AstroEvolution, the range in difficulty from one game to the <text:soft-page-break/>next can vary quite wildly, which is a big problem for a game revolving around high scores. Sometimes the algorithm may plateau on a sub-optimal solution, and the game becomes boring; sometimes it finds too good of a solution, and the game becomes impossible. In any case, managing the difficulty of a game when you have no real control over the NPC's can be a huge problem. </text:p>
      <text:p text:style-name="P3"/>
      <text:p text:style-name="P3">There are no doubt improvements that could be made to AstroEvolution. Limited game mechanics and poor graphics aside, the NPC's themselves only ever evolve to rotate and move towards a given point in space. I could integrate A* path finding, or add extra elements into the AI of the ship controllers that are dependent on the chromosome in some way. For example, different ships could aim more towards where the player is going by offsetting their target position by it's velocity multiplied by some variable scalar stored in the chromosome data. Were I to build on this study, I would <text:s/>experiment with neuro-evolution for ship controllers (much like that seen in NERO<text:span text:style-name="T1">[1]</text:span>.) It would be interesting to evaluate the scope for complex strategy’s to be evolved and formulated by ships as well as abilities. Behaviours that are otherwise difficult to describe can often be modelled with neural-networks; perhaps ships could learn to slow down into corners for example, or sense where the other ships are and work with them to catch the player(s).</text:p>
      <text:p text:style-name="P3"/>
      <text:p text:style-name="P3">One of the most difficult problems to address with the NPC's is that it is difficult to eradicate all unwanted areas of the solution space. This could be a problem for other games using a GA in this way. What if the NPC's are visually un-pleasing, but effective at performing the required tasks? How do you describe what it means to be aesthetically pleasing into a fitness function? There are other things that are difficult to formally define in a fitness function too. If there is a way to cheat the rule set that gets a higher fitness score (e.g. exploiting physics glitches), then it is possible that NPC's will evolve to adopt this behaviour. Designed NPC's generally stay within the confines of what the game creators want to see in their game. Using a GA opens the floodgates to all sorts of unpredictable behaviour.</text:p>
      <text:p text:style-name="P3"/>
      <text:p text:style-name="P3">Probably my biggest failure within this project was that I initially set out to create a game where the NPC's evolved to adapt to the behaviour of the player(s). I would have like to have seen how different players may have had a different game-play experience, because the NPC's evolved to deal with their particular play style. However, I found there to be two major problems with this. One is that in the context of AstroEvolution, there really isn't much scope for different play styles. More difficult NPC's tend to be consistently more difficult for anyone who plays the game, not just people who play it in a certain way. Second is that whenever you allow the players actions to affect the fitness of the individuals in the gene pool, you put the power in the hands of the player(s) to decide how the ships evolve. For example, if the player were to deliberately stay close to ships that would otherwise have terrible fitness, they could allow those ships to have a good fitness, and deliberately retard the evolution process (by causing unnatural selection.) Whether or not it is ever appropriate to allow individuals in a GA to evolve based on their performance in <text:soft-page-break/>competition with players is a question that requires further study. In AstroEvolution however, I found it best to integrate the pathway test with the game arena, and simply ignore the performance of the individuals in the arena when assessing fitness.</text:p>
      <text:p text:style-name="P3"/>
      <text:p text:style-name="P3"/>
      <text:p text:style-name="P1">6.3: Positives of the GA</text:p>
      <text:p text:style-name="P3">One of the positive aspects of using a GA to generate NPC's is that it potentially cuts down on the amount of design work that needs to be done per NPC. In many modern <text:s/>games, each NPC in the world requires careful design, both graphically and in terms of AI. If all of this work is done for you by the GA, then the only design task at hand is designing the GA well. Whilst designing a GA can be a huge amount of work, for larger games in the future, it may be the case that designing and creating a GA to generate NPC's is less work in the long run than designing a large variety of NPC's by hand. </text:p>
      <text:p text:style-name="P3"/>
      <text:p text:style-name="P3">In the case of AstroEvolution, the GA presented many valid ship designs that I would not have thought to create my self. Some of the ships created were quite intricate and delicately balanced. It is also the case that as I was designing my fitness function, often ships would find ways of gaining high fitness that didn't involve eliciting the behaviours I was looking for. While this was slightly frustrating, it also highlighted the fact that the GA will find unexpected solutions to problems sometimes. In some games, this may be exactly what the designers are looking for. Sometimes creative and unexpected solutions can arise, and this can keep game-play fun.</text:p>
      <text:p text:style-name="P3"/>
      <text:p text:style-name="P3">Unfortunately my study is mostly limited to the context of AstroEvolution, however, further research could be done to compare the use of GA's for generating NPC's in various game styles. For example, I would like to see the use of evolution in an MMORPG. Ideally a GA would be run on the server to generate NPC's, and these NPC's would be placed in the game-world, which would act as a testing ground for establishing their fitness.</text:p>
      <text:p text:style-name="P3"/>
      <text:p text:style-name="P3"/>
      <text:p text:style-name="P1">6.4: Negatives of the GA</text:p>
      <text:p text:style-name="P3">The biggest down side to using a GA is the difficulty in tuning all of the parameters. There really is no reliable method for doing this, since the parameters required depend on the simulation and GA design. In my case, this parameter tuning process was left to a sort of informed estimation process. It is easy to see how if this technique was scaled up to be used in a larger game, the amount of variables and parameters that would need tuning could become over-bearing. What makes it worse, is that any constant game-play parameters (for example the player movement speed) can become in-appropriate against the variable results of the GA (for example the variable NPC speed.) Parameters can seem to be perfect in one run of the simulation, and seem completely wrong in the next. Work would need to be done to tackle this problem.</text:p>
      <text:p text:style-name="P3"/>
      <text:p text:style-name="P3"><text:soft-page-break/>Another downside to using a GA to generate NPC's is the large commitment of computing power required. In my background section, I quoted the creator of invAIders:</text:p>
      <text:p text:style-name="P3"/>
      <text:p text:style-name="P5">“genetic algorithms are typically slow, long lasting search routines, which iterate over hundreds or thousands of generations, and usually have hundreds or more competing individuals. <text:s/>For sanity sake, invAIders has 10 individuals per generations, and a game might last three to seven generations. <text:s/>Some of the feedback directly relating to the AI suggests this abbreviation is still not enough, and players want to see the results even sooner...”<text:span text:style-name="T1">[2]</text:span></text:p>
      <text:p text:style-name="P3"/>
      <text:p text:style-name="P3">A game of AstroEvolution will likely last no more than ten generations. My experience has been that the simulation is only really effective with a large starting population size (in my case 100). I believe this is because there are enough valid solutions that given such a large starting population size, it is likely that something close to a good solution will be generated randomly in the first solution. Although this works for AstroEvolution, it must be considered that the bulk of the work done by the application is in simulating all of these NPC's at once. It is not possible to cheat, and not simulate them when they are not in view for example, because the NPC's behaviour must be constantly monitored in order to calculate their fitness. Unfortunately, many more complex games can not spare such a large amount of computing power. Again however, were this technique used in an MMORPG, it is perhaps plausible that the bulk of this work could be taken on by a very powerful server computer.</text:p>
      <text:p text:style-name="P3"/>
      <text:p text:style-name="P3">My final observation with regard to the restrictions of using a GA to generate NPC's is that, particularly in early generations, there are a large amount of bad NPC's being simulated at any one time. Constantly simulating in-effective NPC's is taxing on the CPU, and it wastes memory and time. It is not possible to avoid simulating all of these bad NPC's, because it is always necessary to explore other areas of the solution space, although perhaps it could be possible to cull them from the population early once they have demonstrated poor behaviour. In any case, there is an inevitable amount of resource that must be dedicated to processing poor solutions in a GA, for many games, perhaps this in-efficiency simply can not be afforded. </text:p>
      <text:p text:style-name="P3"/>
      <text:p text:style-name="P3"/>
      <text:p text:style-name="P1">6.5: Conclusion</text:p>
      <text:p text:style-name="P3">The original aim of this project was: “To assess the effectiveness of genetic algorithms as a means of generating non-player characters within a game.”</text:p>
      <text:p text:style-name="P3"/>
      <text:p text:style-name="P3">I have been able to successfully create a game in which the NPC's evolve to provide competitive game-play for the player(s) using a genetic algorithm. In this way, I have proved a concept, and therefore proved the effectiveness of using a GA in the context of AstroEvolution. However I now recognise that the scope of my project does not provide sufficient evidence to prove the effectiveness of GA's in generating NPC's for <text:soft-page-break/>games in general. </text:p>
      <text:p text:style-name="P8"/>
      <text:p text:style-name="P3">It is clear that GA's have good aspects and bad aspects. The main good aspect of using a GA to generate NPC's is that it can provide a broad variety of creative solutions, that could otherwise be difficult, and time consuming, to design. The main bad side of using a GA is that it is inherently in-efficient, since it is a solution space search algorithm, and inevitably will use time and processing power evaluating solutions that may be intuitively in-efficient to a designer. Whether or not it is appropriate to use a GA must be evaluated on a per game basis. It has been established that further research is needed into whether or not this is a viable model for other game style's. </text:p>
      <text:p text:style-name="P8"/>
      <text:p text:style-name="P3">There is much scope for future research into this topic. For example, work could be done into the potential for using a GA to generate much more complex NPC's. It would be interesting to see if it is possible to have a randomly generated and rigged 3D model controlled using much more complex AI techniques than were used for AstroEvolution (e.g. a combination of neuro-evolution, goal oriented action planning and A* path-finding.) Further work could also be done on solving some of the problems that come with using a GA, such as the in-consistency in the effectiveness of the NPC's created, or the difficulty in tuning the parameters of the GA. There is a clear requirement for an effective process of implementation where this technique is used. </text:p>
      <text:p text:style-name="P3"/>
      <text:p text:style-name="P3">Over all I am happy with the result of AstroEvolution. I would consider this project a success, not least because of the amount I have learned about evolution and genetic algorithms throughout the process. I hope to see this technique adopted by others in the future, and will aim to explore its potential further in my own work. </text:p>
      <text:p text:style-name="P3"/>
      <text:p text:style-name="P3"/>
      <text:p text:style-name="P1">References:</text:p>
      <text:p text:style-name="P3"/>
      <text:p text:style-name="P3">[1] NERO</text:p>
      <text:p text:style-name="P3"/>
      <text:p text:style-name="P3">[2] invAI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22T22:34:09.03</meta:creation-date>
    <meta:generator>OpenOffice/4.0.0$Win32 OpenOffice.org_project/400m3$Build-9702</meta:generator>
    <dc:date>2015-04-25T22:11:06.70</dc:date>
    <dc:creator>Sam Amantea-Collins</dc:creator>
    <meta:editing-duration>PT15H39M21S</meta:editing-duration>
    <meta:editing-cycles>52</meta:editing-cycles>
    <meta:document-statistic meta:table-count="0" meta:image-count="0" meta:object-count="0" meta:page-count="5" meta:paragraph-count="30" meta:word-count="2379" meta:character-count="13765"/>
  </office:meta>
</office:document-meta>
</file>